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CJK SC" fo:font-size="28pt" fo:font-weight="bold" officeooo:rsid="00105726" officeooo:paragraph-rsid="00105726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Noto Sans CJK SC" fo:font-size="14pt" fo:font-weight="bold" officeooo:rsid="00105726" officeooo:paragraph-rsid="0010572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Noto Sans CJK SC" fo:font-size="14pt" fo:font-weight="bold" officeooo:rsid="0010be43" officeooo:paragraph-rsid="0010be4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Noto Sans CJK SC" fo:font-size="14pt" fo:font-weight="bold" officeooo:rsid="001269f3" officeooo:paragraph-rsid="001269f3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Noto Sans CJK SC" fo:font-size="14pt" fo:font-weight="bold" officeooo:rsid="001269f3" officeooo:paragraph-rsid="0012a7e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Noto Sans CJK SC" fo:font-size="14pt" fo:font-weight="bold" officeooo:rsid="0012a7e8" officeooo:paragraph-rsid="0012a7e8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Noto Sans CJK SC" fo:font-size="14pt" fo:font-weight="bold" officeooo:rsid="0012b341" officeooo:paragraph-rsid="0012b341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Noto Sans CJK SC" fo:font-size="14pt" fo:font-weight="bold" officeooo:rsid="00105726" officeooo:paragraph-rsid="0010572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Noto Sans CJK SC" fo:font-size="14pt" fo:font-weight="normal" officeooo:rsid="00105726" officeooo:paragraph-rsid="0010572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Noto Sans CJK SC" fo:font-size="14pt" fo:font-weight="normal" officeooo:rsid="00105726" officeooo:paragraph-rsid="0010600d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69f3" style:font-weight-asian="normal" style:font-weight-complex="normal"/>
    </style:style>
    <style:style style:name="T3" style:family="text">
      <style:text-properties fo:font-weight="normal" officeooo:rsid="0012a7e8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600d" style:font-weight-asian="bold" style:font-weight-complex="bold"/>
    </style:style>
    <style:style style:name="T6" style:family="text">
      <style:text-properties fo:font-weight="bold" officeooo:rsid="0010be43" style:font-weight-asian="bold" style:font-weight-complex="bold"/>
    </style:style>
    <style:style style:name="T7" style:family="text">
      <style:text-properties officeooo:rsid="0010600d"/>
    </style:style>
    <style:style style:name="T8" style:family="text">
      <style:text-properties officeooo:rsid="0010be43"/>
    </style:style>
    <style:style style:name="T9" style:family="text">
      <style:text-properties officeooo:rsid="0012a7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r clave ssh.</text:p>
      <text:p text:style-name="P8"/>
      <text:p text:style-name="P8">1- Crear la clave ssh.</text:p>
      <text:p text:style-name="P9"><text:s text:c="11"/><text:span text:style-name="T6">~$</text:span><text:span text:style-name="T8"> s</text:span>sh-keygen</text:p>
      <text:p text:style-name="P9"><text:span text:style-name="T5">2-</text:span><text:span text:style-name="T4"> </text:span><text:span text:style-name="T5">Para cambiar el nombre del archivo predefinido id_rsa, hacer lo siguiente:</text:span></text:p>
      <text:p text:style-name="P10"><text:span text:style-name="T7"><text:tab/>(~/.ssh/id_rsa): ~/.ssh/nombre_archivo</text:span></text:p>
      <text:p text:style-name="P9"/>
      <text:p text:style-name="P8"><text:span text:style-name="T7">3</text:span>- Se puede crear la clave passphrase</text:p>
      <text:p text:style-name="P8"><text:tab/><text:span text:style-name="T1">Es opcional y sirve para proteger la clave publica y la privada.</text:span></text:p>
      <text:p text:style-name="P8"><text:span text:style-name="T7">4</text:span>.-<text:span text:style-name="T1"> </text:span>Ingresar a la carpeta dónde están las claves pública y privada</text:p>
      <text:p text:style-name="P2"><text:tab/><text:span text:style-name="T8">~/.ssh$ </text:span><text:span text:style-name="T1">cd .ssh</text:span></text:p>
      <text:p text:style-name="P2"><text:span text:style-name="T7">5</text:span>.- <text:span text:style-name="T8">Para v</text:span>er los archivos dentro de la carpeta /.ssh</text:p>
      <text:p text:style-name="P2"><text:tab/><text:span text:style-name="T8">~/.ssh$ </text:span><text:span text:style-name="T1">ls</text:span></text:p>
      <text:p text:style-name="P3">6.- Para acceder y copiar la clave Publica.</text:p>
      <text:p text:style-name="P3"><text:span text:style-name="T1"><text:tab/></text:span>~/.ssh$ <text:span text:style-name="T1">cat nombre_archivo</text:span>.pub</text:p>
      <text:p text:style-name="P3"><text:span text:style-name="T1"><text:tab/></text:span><text:span text:style-name="T2">Nota: Copiarla en el servidor.</text:span></text:p>
      <text:p text:style-name="P4">7.-Crear el agente que activa la clave privada.////////////////////////</text:p>
      <text:p text:style-name="P4"><text:tab/></text:p>
      <text:p text:style-name="P4"><text:tab/><text:span text:style-name="T8">~/.ssh$ </text:span><text:span text:style-name="T1">eval $(ssh-agent -s) </text:span></text:p>
      <text:p text:style-name="P4"><text:span text:style-name="T1"/></text:p>
      <text:p text:style-name="P4">8.- Comando que enlaza la clave privada:</text:p>
      <text:p text:style-name="P4"/>
      <text:p text:style-name="P4"><text:tab/><text:span text:style-name="T8">~/.ssh$ </text:span><text:span text:style-name="T1">ssh-add ~/ .ssh/</text:span>nombre_archivo</text:p>
      <text:p text:style-name="P4"/>
      <text:p text:style-name="P4">9.- Configurar la identidad del servidor. En este caso de git. ///////////</text:p>
      <text:p text:style-name="P4"/>
      <text:p text:style-name="P4"><text:span text:style-name="T1"><text:tab/></text:span><text:span text:style-name="T8">~</text:span>$ <text:span text:style-name="T3">git config –global user.email “</text:span><text:a xlink:type="simple" xlink:href="mailto:you@example.com" text:style-name="Internet_20_link" text:visited-style-name="Visited_20_Internet_20_Link"><text:span text:style-name="T3">you@example.com</text:span></text:a><text:span text:style-name="T3">”</text:span></text:p>
      <text:p text:style-name="P5"><text:span text:style-name="T3"><text:tab/></text:span><text:span text:style-name="T9">~$ </text:span><text:span text:style-name="T3">git config –global user.name “Tu Nombre”</text:span></text:p>
      <text:p text:style-name="P6"><text:span text:style-name="T3"/></text:p>
      <text:p text:style-name="P6">10.- Re-inicializar un repositorio:</text:p>
      <text:p text:style-name="P6"><text:span text:style-name="T1"><text:tab/></text:span>~$ <text:span text:style-name="T1">git init </text:span></text:p>
      <text:p text:style-name="P6"><text:soft-page-break/>11.- Crear un documento y colocar texto.</text:p>
      <text:p text:style-name="P6"><text:span text:style-name="T1"><text:tab/></text:span>~$<text:span text:style-name="T1"> echo “Mensaje a enviar” &gt; </text:span>nombre_archivo_mensaje</text:p>
      <text:p text:style-name="P6"><text:span text:style-name="T1"/></text:p>
      <text:p text:style-name="P6">12.- Adicionar el archivo al repositorio.</text:p>
      <text:p text:style-name="P6"><text:tab/>~$ <text:span text:style-name="T1">git add . <text:s text:c="4"/>Ó <text:s text:c="3"/></text:span>~$<text:span text:style-name="T1"> git </text:span>add nombre_archivo_mensaje</text:p>
      <text:p text:style-name="P6"/>
      <text:p text:style-name="P6">13.- Hacer <text:s/>la inserción ó commit con un mensaje que lo relacione.</text:p>
      <text:p text:style-name="P6"><text:tab/>~$ <text:span text:style-name="T1">git commit -m “Mensaje de referencia”</text:span></text:p>
      <text:p text:style-name="P6"><text:span text:style-name="T1"/></text:p>
      <text:p text:style-name="P7">14.- Vincularlo al servidor ó a mi repositorio en github.</text:p>
      <text:p text:style-name="P7"><text:tab/>~$ <text:span text:style-name="T1">git remote add origin</text:span> Direccion_del_repo_SSH</text:p>
      <text:p text:style-name="P7"/>
      <text:p text:style-name="P7">15.- Subirlo a mi repositorio.</text:p>
      <text:p text:style-name="P7"><text:tab/>~$<text:span text:style-name="T1"> git push origin master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3T10:28:11.094260429</meta:creation-date>
    <dc:date>2023-01-13T11:40:14.630912534</dc:date>
    <meta:editing-duration>PT5M20S</meta:editing-duration>
    <meta:editing-cycles>1</meta:editing-cycles>
    <meta:document-statistic meta:table-count="0" meta:image-count="0" meta:object-count="0" meta:page-count="2" meta:paragraph-count="34" meta:word-count="215" meta:character-count="1386" meta:non-whitespace-character-count="1165"/>
    <meta:generator>LibreOffice/6.4.7.2$Linux_X86_64 LibreOffice_project/40$Build-2</meta:generator>
  </office:meta>
</office:document-meta>
</file>